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171737" officeooo:paragraph-rsid="00171737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bold" officeooo:rsid="00171737" officeooo:paragraph-rsid="0017173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officeooo:rsid="00171737" officeooo:paragraph-rsid="0017173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bold" officeooo:rsid="001a4935" officeooo:paragraph-rsid="001a493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normal" officeooo:rsid="001a4935" officeooo:paragraph-rsid="001a4935" style:font-weight-asian="normal" style:font-weight-complex="normal"/>
    </style:style>
    <style:style style:name="T1" style:family="text">
      <style:text-properties officeooo:rsid="0018fb40"/>
    </style:style>
    <style:style style:name="T2" style:family="text">
      <style:text-properties officeooo:rsid="001bd4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gital Dream Adventure</text:p>
      <text:p text:style-name="P1"/>
      <text:p text:style-name="P2"><text:span text:style-name="T1">The </text:span>Game Engine: Irrlicht</text:p>
      <text:p text:style-name="P1"/>
      <text:p text:style-name="P1">This project is being developed as part of my c++ studies, although I’ll try to make a good game, the main focus will be the code. </text:p>
      <text:p text:style-name="P1"/>
      <text:p text:style-name="P1">I choose this engine because it’s pretty different from other game engines I’ve been used to, like Godot or Game Maker, also I want to build a game that will be able to run on very old devices, so I know Irrlicht doesn’t get updated and is almost abandoned, but it uses c++, supports Open Gl 2.1 and is very funny to learn.</text:p>
      <text:p text:style-name="P1"/>
      <text:p text:style-name="P4">Game History And Inspirations</text:p>
      <text:p text:style-name="P4"/>
      <text:p text:style-name="P5">The game will not have a conventional or linear history, focus will be in exploration and discovering, my inspiration is in <text:a xlink:type="simple" xlink:href="https://en.wikipedia.org/wiki/LSD:_Dream_Emulator" text:style-name="Internet_20_link" text:visited-style-name="Visited_20_Internet_20_Link">LSD Dream Simulator</text:a>, but I’ll try <text:span text:style-name="T2">my best to use creativity to make the game unique (I promise).</text:span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09:06:17.099579287</meta:creation-date>
    <meta:editing-cycles>5</meta:editing-cycles>
    <meta:editing-duration>PT5H27M43S</meta:editing-duration>
    <dc:date>2025-08-28T14:34:00.989710362</dc:date>
    <meta:generator>LibreOffice/7.4.7.2$Linux_X86_64 LibreOffice_project/40$Build-2</meta:generator>
    <meta:document-statistic meta:table-count="0" meta:image-count="0" meta:object-count="0" meta:page-count="1" meta:paragraph-count="6" meta:word-count="139" meta:character-count="751" meta:non-whitespace-character-count="617"/>
  </office:meta>
</office:document-meta>
</file>